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ula2" style:family="table">
      <style:table-properties style:width="17.119cm" fo:margin-left="-0.529cm" table:align="left"/>
    </style:style>
    <style:style style:name="Taula2.A" style:family="table-column">
      <style:table-column-properties style:column-width="2.011cm"/>
    </style:style>
    <style:style style:name="Taula2.B" style:family="table-column">
      <style:table-column-properties style:column-width="3.096cm"/>
    </style:style>
    <style:style style:name="Taula2.C" style:family="table-column">
      <style:table-column-properties style:column-width="4.18cm"/>
    </style:style>
    <style:style style:name="Taula2.D" style:family="table-column">
      <style:table-column-properties style:column-width="3.413cm"/>
    </style:style>
    <style:style style:name="Taula2.E" style:family="table-column">
      <style:table-column-properties style:column-width="2.593cm"/>
    </style:style>
    <style:style style:name="Taula2.F" style:family="table-column">
      <style:table-column-properties style:column-width="1.826cm"/>
    </style:style>
    <style:style style:name="Taula2.1" style:family="table-row">
      <style:table-row-properties style:min-row-height="0.803cm" style:use-optimal-row-height="false"/>
    </style:style>
    <style:style style:name="Taula2.A1" style:family="table-cell">
      <style:table-cell-properties fo:background-color="#bfbfb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ula2.F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ula2.2" style:family="table-row">
      <style:table-row-properties style:min-row-height="0.9cm" style:use-optimal-row-height="false"/>
    </style:style>
    <style:style style:name="Tau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ula2.F2" style:family="table-cell">
      <style:table-cell-properties style:vertical-align="middle" fo:padding-left="0.191cm" fo:padding-right="0.191cm" fo:padding-top="0cm" fo:padding-bottom="0cm" fo:border="0.5pt solid #000000"/>
    </style:style>
    <style:style style:name="Tau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ula2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style:snap-to-layout-grid="false"/>
    </style:style>
    <style:style style:name="P2" style:family="paragraph" style:parent-style-name="Heading_20_2" style:master-page-name="MP0">
      <style:paragraph-properties fo:margin-top="0.353cm" fo:margin-bottom="0cm" loext:contextual-spacing="false" fo:line-height="115%" fo:text-align="center" style:justify-single-word="false" fo:keep-together="always" style:page-number="auto" fo:break-before="page"/>
      <style:text-properties fo:color="#23b8dc" fo:font-size="13pt" fo:language="es" fo:country="ES" fo:font-style="normal" style:font-size-asian="13pt" style:language-asian="en" style:country-asian="US" style:font-style-asian="normal" style:font-size-complex="13pt" style:font-style-complex="normal"/>
    </style:style>
    <style:style style:name="P3" style:family="paragraph" style:parent-style-name="Standard">
      <style:text-properties fo:color="#000000" fo:font-size="14pt" fo:language="es" fo:country="ES" fo:font-weight="bold" style:font-name-asian="Times New Roman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snap-to-layout-grid="false"/>
      <style:text-properties fo:language="es" fo:country="ES" style:font-name-asian="Times New Roman"/>
    </style:style>
    <style:style style:name="P5" style:family="paragraph" style:parent-style-name="Standard">
      <style:text-properties fo:language="es" fo:country="ES" officeooo:paragraph-rsid="0001f5b4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language="es" fo:country="ES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language="es" fo:country="ES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text-properties fo:language="es" fo:country="ES"/>
    </style:style>
    <style:style style:name="P9" style:family="paragraph" style:parent-style-name="Table_20_Contents">
      <style:paragraph-properties fo:margin-top="0cm" fo:margin-bottom="0.494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language="es" fo:country="ES" fo:font-style="normal" style:text-underline-style="none" fo:font-weight="normal" style:text-blinking="false" fo:background-color="transparent"/>
    </style:style>
    <style:style style:name="T1" style:family="text">
      <style:text-properties style:font-name-asian="Times New Roman"/>
    </style:style>
    <style:style style:name="T2" style:family="text">
      <style:text-properties officeooo:rsid="0001f5b4"/>
    </style:style>
    <style:style style:name="T3" style:family="text">
      <style:text-properties fo:language="es" fo:country="ES" style:font-name-asian="Times New Roman"/>
    </style:style>
    <style:style style:name="T4" style:family="text">
      <style:text-properties fo:language="none" fo:country="none"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riterio B: Registro de tareas</text:h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office:value-type="string">
            <text:p text:style-name="P4">Fecha</text:p>
          </table:table-cell>
          <table:table-cell table:style-name="Taula2.A1" office:value-type="string">
            <text:p text:style-name="P1"><text:span text:style-name="Default_20_Paragraph_20_Font"><text:span text:style-name="T3">Acción</text:span></text:span></text:p>
          </table:table-cell>
          <table:table-cell table:style-name="Taula2.A1" office:value-type="string">
            <text:p text:style-name="P1"><text:span text:style-name="Default_20_Paragraph_20_Font"><text:span text:style-name="T3">Detalles</text:span></text:span></text:p>
          </table:table-cell>
          <table:table-cell table:style-name="Taula2.A1" office:value-type="string">
            <text:p text:style-name="P1"><text:span text:style-name="Default_20_Paragraph_20_Font"><text:span text:style-name="T3">Comentarios / Seguimiento</text:span></text:span></text:p>
          </table:table-cell>
          <table:table-cell table:style-name="Taula2.A1" office:value-type="string">
            <text:p text:style-name="P1"><text:span text:style-name="Default_20_Paragraph_20_Font"><text:span text:style-name="T3">Fecha de finalización</text:span></text:span></text:p>
          </table:table-cell>
          <table:table-cell table:style-name="Taula2.F1" office:value-type="string">
            <text:p text:style-name="P5">Criterio</text:p>
          </table:table-cell>
        </table:table-row>
        <table:table-row table:style-name="Taula2.2">
          <table:table-cell table:style-name="Taula2.A2" office:value-type="string">
            <text:p text:style-name="P6">21 / 12 / 2020</text:p>
          </table:table-cell>
          <table:table-cell table:style-name="Taula2.A2" office:value-type="string">
            <text:p text:style-name="P6">Entrevis<text:span text:style-name="T2">t</text:span>a inicial</text:p>
          </table:table-cell>
          <table:table-cell table:style-name="Taula2.A2" office:value-type="string">
            <text:p text:style-name="P6">Entrevista con el cliente.</text:p>
          </table:table-cell>
          <table:table-cell table:style-name="Taula2.A2" office:value-type="string">
            <text:p text:style-name="P6">Juntamente con el cliente, definimos la problemática que queremos resolver, el proyecto que debemos crear y las cualidades que debe cumplir y los criterios de éxito</text:p>
          </table:table-cell>
          <table:table-cell table:style-name="Taula2.A2" office:value-type="string">
            <text:p text:style-name="P6">25 / 12 / 2020</text:p>
          </table:table-cell>
          <table:table-cell table:style-name="Taula2.F2" office:value-type="string">
            <text:p text:style-name="P6">A</text:p>
          </table:table-cell>
        </table:table-row>
        <table:table-row table:style-name="Taula2.2">
          <table:table-cell table:style-name="Taula2.A3" office:value-type="string">
            <text:p text:style-name="P6">25 / 12 / 2020</text:p>
          </table:table-cell>
          <table:table-cell table:style-name="Taula2.A3" office:value-type="string">
            <text:p text:style-name="P6">Planificación del proyecto</text:p>
          </table:table-cell>
          <table:table-cell table:style-name="Taula2.A3" office:value-type="string">
            <text:p text:style-name="P6">Planificamos el proyecto para poder presentarle la idea al cliente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7 / 1 / 2021</text:p>
          </table:table-cell>
          <table:table-cell table:style-name="Taula2.F3" office:value-type="string">
            <text:p text:style-name="P6">A</text:p>
          </table:table-cell>
        </table:table-row>
        <table:table-row table:style-name="Taula2.2">
          <table:table-cell table:style-name="Taula2.A3" office:value-type="string">
            <text:p text:style-name="P6">7 / 1 / 2021</text:p>
          </table:table-cell>
          <table:table-cell table:style-name="Taula2.A3" office:value-type="string">
            <text:p text:style-name="P6">Puesta en común con el cliente</text:p>
          </table:table-cell>
          <table:table-cell table:style-name="Taula2.A3" office:value-type="string">
            <text:p text:style-name="P6">Puesta en común con el cliente del producto planificado. También perfilamos los criterios de éxito anteriormente mencionados.</text:p>
          </table:table-cell>
          <table:table-cell table:style-name="Taula2.A3" office:value-type="string">
            <text:p text:style-name="P6">El cliente está satisfecho con la propuesta sugerida, y con su ayuda podemos definir los criterios de éxito de la aplicación correctamente</text:p>
          </table:table-cell>
          <table:table-cell table:style-name="Taula2.A3" office:value-type="string">
            <text:p text:style-name="P6">14 / 1 / 2021</text:p>
          </table:table-cell>
          <table:table-cell table:style-name="Taula2.F3" office:value-type="string">
            <text:p text:style-name="P6">A</text:p>
          </table:table-cell>
        </table:table-row>
        <table:table-row table:style-name="Taula2.2">
          <table:table-cell table:style-name="Taula2.A3" office:value-type="string">
            <text:p text:style-name="P6">14 / 1 / 2021</text:p>
          </table:table-cell>
          <table:table-cell table:style-name="Taula2.A3" office:value-type="string">
            <text:p text:style-name="P6">Primer esbozo del criterio A</text:p>
          </table:table-cell>
          <table:table-cell table:style-name="Taula2.A3" office:value-type="string">
            <text:p text:style-name="P6">Redacción del primer esbozo del criterio A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19 / 1 / 2021</text:p>
          </table:table-cell>
          <table:table-cell table:style-name="Taula2.F3" office:value-type="string">
            <text:p text:style-name="P6">A</text:p>
          </table:table-cell>
        </table:table-row>
        <table:table-row table:style-name="Taula2.2">
          <table:table-cell table:style-name="Taula2.A3" office:value-type="string">
            <text:p text:style-name="P6">23 / 1 / 2021</text:p>
          </table:table-cell>
          <table:table-cell table:style-name="Taula2.A3" office:value-type="string">
            <text:p text:style-name="P6">Redacción del Criterio A</text:p>
          </table:table-cell>
          <table:table-cell table:style-name="Taula2.A3" office:value-type="string">
            <text:p text:style-name="P6">Redacción final del criterio A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1 / 2 / 2021</text:p>
          </table:table-cell>
          <table:table-cell table:style-name="Taula2.F3" office:value-type="string">
            <text:p text:style-name="P6">A</text:p>
          </table:table-cell>
        </table:table-row>
        <table:table-row table:style-name="Taula2.2">
          <table:table-cell table:style-name="Taula2.A3" office:value-type="string">
            <text:p text:style-name="P7">11 / 3 / 2021</text:p>
          </table:table-cell>
          <table:table-cell table:style-name="Taula2.A3" office:value-type="string">
            <text:p text:style-name="P6">Primer esbozo del diagrama de <text:soft-page-break/>pantallas</text:p>
          </table:table-cell>
          <table:table-cell table:style-name="Taula2.A3" office:value-type="string">
            <text:p text:style-name="P6">Realización del primer esbozo del diagrama de <text:soft-page-break/>pantallas del producto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6 / 4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18 / 3 / 2021</text:p>
          </table:table-cell>
          <table:table-cell table:style-name="Taula2.A3" office:value-type="string">
            <text:p text:style-name="P6">Primer esbozo del diagrama UML</text:p>
          </table:table-cell>
          <table:table-cell table:style-name="Taula2.A3" office:value-type="string">
            <text:p text:style-name="P6">Realización del primer esbozo del diagrama UML del producto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6 / 4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21 / 3 / 2021</text:p>
          </table:table-cell>
          <table:table-cell table:style-name="Taula2.A3" office:value-type="string">
            <text:p text:style-name="P6">Redacción del diagrama de flujo de la aplicación</text:p>
          </table:table-cell>
          <table:table-cell table:style-name="Taula2.A3" office:value-type="string">
            <text:p text:style-name="P6">Redacción de un diagrama de flujo de la estructura general de la aplicación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24 / 4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21 / 3 / 2021</text:p>
          </table:table-cell>
          <table:table-cell table:style-name="Taula2.A3" office:value-type="string">
            <text:p text:style-name="P6">Diseño de los diagramas de flujo de diferentes funciones importantes</text:p>
          </table:table-cell>
          <table:table-cell table:style-name="Taula2.A3" office:value-type="string">
            <text:p text:style-name="P6">Creamos diagramas de flujo para las funciones del login i de iniciar sesión i de registrar un nuevo usuario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24 / 4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28 / 4 / 2021</text:p>
          </table:table-cell>
          <table:table-cell table:style-name="Taula2.A3" office:value-type="string">
            <text:p text:style-name="P6">Diseño Y desarrollo de la navegación de pantallas</text:p>
          </table:table-cell>
          <table:table-cell table:style-name="Taula2.A3" office:value-type="string">
            <text:p text:style-name="P6">Diseño y programación de la mayoría de la navegación de pantallas de la aplicación</text:p>
          </table:table-cell>
          <table:table-cell table:style-name="Taula2.A3" office:value-type="string">
            <text:p text:style-name="P6">Salvo algunas pequeñas imperfecciones estéticas, se cumple lo estipulado en el diagrama de pantallas</text:p>
          </table:table-cell>
          <table:table-cell table:style-name="Taula2.A3" office:value-type="string">
            <text:p text:style-name="P6">1 / 6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8 / 5 / 2021</text:p>
          </table:table-cell>
          <table:table-cell table:style-name="Taula2.A3" office:value-type="string">
            <text:p text:style-name="P6">Definición del diagrama UML</text:p>
          </table:table-cell>
          <table:table-cell table:style-name="Taula2.A3" office:value-type="string">
            <text:p text:style-name="P6">Definición y concretamiento del diagrama UML anteriormente realizado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15 / 5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1 / 6 / 2021</text:p>
          </table:table-cell>
          <table:table-cell table:style-name="Taula2.A3" office:value-type="string">
            <text:p text:style-name="P6">Programación de las clases del programa</text:p>
          </table:table-cell>
          <table:table-cell table:style-name="Taula2.A3" office:value-type="string">
            <text:p text:style-name="P6">Tras hacer el diagrama UML, programamos todas las clases, con sus atributos y funciones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31 / 7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1 / 6 / 2021</text:p>
          </table:table-cell>
          <table:table-cell table:style-name="Taula2.A3" office:value-type="string">
            <text:p text:style-name="P6">Inicio de la programación de la lògica del proyecto</text:p>
          </table:table-cell>
          <table:table-cell table:style-name="Taula2.A3" office:value-type="string">
            <text:p text:style-name="P6">Empezamos a programar la lógica del proyecto.</text:p>
          </table:table-cell>
          <table:table-cell table:style-name="Taula2.A3" office:value-type="string">
            <text:p text:style-name="P9">A partir de los diagramas de flujo creados, resulta fácil la <text:soft-page-break/>aplicación de estos en el código del proyecto</text:p>
          </table:table-cell>
          <table:table-cell table:style-name="Taula2.A3" office:value-type="string">
            <text:p text:style-name="P6">14 / 9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30 / 9 / 2021</text:p>
          </table:table-cell>
          <table:table-cell table:style-name="Taula2.A3" office:value-type="string">
            <text:p text:style-name="P6">Creación del diagrama Entidad-relación</text:p>
          </table:table-cell>
          <table:table-cell table:style-name="Taula2.A3" office:value-type="string">
            <text:p text:style-name="P6">Creamos los diagramas Entidad-relación. Tanto el diseño conceptual como el diseño lógico.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10 / 9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30 / 9 / 2021</text:p>
          </table:table-cell>
          <table:table-cell table:style-name="Taula2.A3" office:value-type="string">
            <text:p text:style-name="P6">Definición de las tablas de MySQL</text:p>
          </table:table-cell>
          <table:table-cell table:style-name="Taula2.A3" office:value-type="string">
            <text:p text:style-name="P6">Creamos todas las tablas que más adelante implantamos en nuestra base de datos, con sus respectivas columnas y los parámetros que necesitan</text:p>
          </table:table-cell>
          <table:table-cell table:style-name="Taula2.A3" office:value-type="string">
            <text:p text:style-name="P8"/>
          </table:table-cell>
          <table:table-cell table:style-name="Taula2.A3" office:value-type="string">
            <text:p text:style-name="P6">10 / 9 / 2021</text:p>
          </table:table-cell>
          <table:table-cell table:style-name="Taula2.F3" office:value-type="string">
            <text:p text:style-name="P6">B</text:p>
          </table:table-cell>
        </table:table-row>
        <table:table-row table:style-name="Taula2.2">
          <table:table-cell table:style-name="Taula2.A3" office:value-type="string">
            <text:p text:style-name="P6">14 / 10 / 2021</text:p>
          </table:table-cell>
          <table:table-cell table:style-name="Taula2.A3" office:value-type="string">
            <text:p text:style-name="P6">Creación y prueba de la base de datos con MySQL</text:p>
          </table:table-cell>
          <table:table-cell table:style-name="Taula2.A3" office:value-type="string">
            <text:p text:style-name="P6">Probamos la conexión entre Python y MySQL y probamos que las comandas funcionen correctamente</text:p>
          </table:table-cell>
          <table:table-cell table:style-name="Taula2.A3" office:value-type="string">
            <text:p text:style-name="P6">Tras un par de errores en la conexión con Python, todo funciona satisfactoria-mente</text:p>
          </table:table-cell>
          <table:table-cell table:style-name="Taula2.A3" office:value-type="string">
            <text:p text:style-name="P6">19 / 10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21 / 10 / 2021</text:p>
          </table:table-cell>
          <table:table-cell table:style-name="Taula2.A3" office:value-type="string">
            <text:p text:style-name="P6">Integración de la base de datos en el proyecto</text:p>
          </table:table-cell>
          <table:table-cell table:style-name="Taula2.A3" office:value-type="string">
            <text:p text:style-name="P6">Creamos funciones que nos permiten editar la base de datos a través de nuestra aplicación</text:p>
          </table:table-cell>
          <table:table-cell table:style-name="Taula2.A3" office:value-type="string">
            <text:p text:style-name="P6">Las funciones funcionan correctamente</text:p>
          </table:table-cell>
          <table:table-cell table:style-name="Taula2.A3" office:value-type="string">
            <text:p text:style-name="P6">8 / 11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21 / 10 / 2021</text:p>
          </table:table-cell>
          <table:table-cell table:style-name="Taula2.A3" office:value-type="string">
            <text:p text:style-name="P6">Programación final de la lógica del proyecto</text:p>
          </table:table-cell>
          <table:table-cell table:style-name="Taula2.A3" office:value-type="string">
            <text:p text:style-name="P6">Programamos y damos por acabada la lógica para nuestro proyecto</text:p>
          </table:table-cell>
          <table:table-cell table:style-name="Taula2.A3" office:value-type="string">
            <text:p text:style-name="P6">Una vez acabada, toda la lógica actúa de la manera que deseamos</text:p>
          </table:table-cell>
          <table:table-cell table:style-name="Taula2.A3" office:value-type="string">
            <text:p text:style-name="P6">5 / 12 / 2021</text:p>
          </table:table-cell>
          <table:table-cell table:style-name="Taula2.F3" office:value-type="string">
            <text:p text:style-name="P6">C</text:p>
          </table:table-cell>
        </table:table-row>
        <table:table-row table:style-name="Taula2.2">
          <table:table-cell table:style-name="Taula2.A3" office:value-type="string">
            <text:p text:style-name="P6">10 / 12 / 2021</text:p>
          </table:table-cell>
          <table:table-cell table:style-name="Taula2.A3" office:value-type="string">
            <text:p text:style-name="P6">Beta del proyecto y prueba de las <text:soft-page-break/>funciones principales</text:p>
          </table:table-cell>
          <table:table-cell table:style-name="Taula2.A3" office:value-type="string">
            <text:p text:style-name="P6">Creamos una versión beta del proyecto donde <text:soft-page-break/>funcionan la mayoría de la lógica y la base de datos. Buscamos posibles errores en el funcionamiento del programa</text:p>
          </table:table-cell>
          <table:table-cell table:style-name="Taula2.A3" office:value-type="string">
            <text:p text:style-name="P6">La versión beta funciona satisfactoria-<text:soft-page-break/>mente. Hemos encontrado errores en cuanto al formato de los datos de entrada que hemos corregido.</text:p>
          </table:table-cell>
          <table:table-cell table:style-name="Taula2.A3" office:value-type="string">
            <text:p text:style-name="P6">17 / 12 / 2021</text:p>
          </table:table-cell>
          <table:table-cell table:style-name="Taula2.F3" office:value-type="string">
            <text:p text:style-name="P6">C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 fo:hyphenate="false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body" style:display-name="Table body" style:family="paragraph" style:parent-style-name="Standard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Calibri1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richardt</meta:initial-creator>
    <meta:creation-date>2010-12-09T14:39:00Z</meta:creation-date>
    <dc:date>2022-02-18T22:12:15.760150828</dc:date>
    <meta:editing-cycles>7</meta:editing-cycles>
    <meta:editing-duration>PT18M21S</meta:editing-duration>
    <meta:document-statistic meta:table-count="1" meta:image-count="0" meta:object-count="0" meta:page-count="4" meta:paragraph-count="110" meta:word-count="711" meta:character-count="3693" meta:non-whitespace-character-count="3092"/>
    <meta:template xlink:type="simple" xlink:actuate="onRequest" xlink:title="" xlink:href="Normal"/>
  </office:meta>
</office:document-meta>
</file>